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T1" style:family="text">
      <style:text-properties fo:color="#a9b7c6" loext:opacity="100%" style:font-name="JetBrains Mono" fo:font-size="13pt" fo:font-style="normal" fo:font-weight="normal" style:font-size-asian="13pt" style:font-style-asian="normal" style:font-weight-asian="normal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JetBrains Mono" fo:font-size="13pt" fo:font-style="normal" fo:font-weight="bold" style:font-size-asian="13pt" style:font-style-asian="normal" style:font-weight-asian="bold" style:font-weight-complex="bold"/>
    </style:style>
    <style:style style:name="T4" style:family="text">
      <style:text-properties fo:color="#000000" loext:opacity="100%" style:font-name="JetBrains Mono" fo:font-size="13pt" fo:font-style="normal" fo:font-weight="bold" officeooo:rsid="0017f590" style:font-size-asian="13pt" style:font-style-asian="normal" style:font-weight-asian="bold" style:font-weight-complex="bold"/>
    </style:style>
    <style:style style:name="T5" style:family="text">
      <style:text-properties fo:color="#000000" loext:opacity="100%" style:font-name="JetBrains Mono" fo:font-size="13pt" fo:font-style="normal" fo:font-weight="normal" style:font-size-asian="13pt" style:font-style-asian="normal" style:font-weight-asian="normal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style:font-name="JetBrains Mono" fo:font-size="13pt" fo:font-style="normal" fo:font-weight="normal" style:font-size-asian="13pt" style:font-style-asian="normal" style:font-weight-asian="normal"/>
    </style:style>
    <style:style style:name="T8" style:family="text">
      <style:text-properties style:font-name="JetBrains Mono" fo:font-size="13pt" fo:font-style="normal" fo:font-weight="normal" officeooo:rsid="00136bcf" style:font-size-asian="13pt" style:font-style-asian="normal" style:font-weight-asian="normal"/>
    </style:style>
    <style:style style:name="T9" style:family="text">
      <style:text-properties style:font-name="JetBrains Mono" fo:font-size="13pt" fo:font-style="italic" fo:font-weight="normal" style:font-size-asian="13pt" style:font-style-asian="italic" style:font-weight-asian="normal"/>
    </style:style>
    <style:style style:name="T10" style:family="text">
      <style:text-properties fo:color="#a8c023" loext:opacity="100%" style:font-name="JetBrains Mono" fo:font-size="13pt" fo:font-style="italic" fo:font-weight="normal" style:font-size-asian="13pt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3">Software Requirement Specification(SRS)</text:span><text:span text:style-name="T6"><text:line-break/></text:span><text:span text:style-name="T3"> <text:s text:c="15"/><text:tab/><text:tab/><text:tab/><text:tab/>for</text:span><text:span text:style-name="T6"><text:line-break/></text:span><text:span text:style-name="T3"> <text:s text:c="10"/><text:tab/><text:tab/><text:tab/> <text:s text:c="6"/>M</text:span><text:span text:style-name="T4">Y</text:span><text:span text:style-name="T3"> </text:span><text:span text:style-name="T4">TODO</text:span><text:span text:style-name="T3"> </text:span><text:span text:style-name="T4">APP</text:span></text:p>
      <text:p text:style-name="Standard"><text:span text:style-name="T3"/></text:p>
      <text:p text:style-name="Standard"><text:span text:style-name="T3"/></text:p>
      <text:p text:style-name="Standard"><text:span text:style-name="T3"><text:tab/><text:tab/><text:tab/>Project Name :- My_todo_app</text:span><text:line-break/></text:p>
      <text:p text:style-name="Standard"/>
      <text:p text:style-name="P1"><text:span text:style-name="T8">CONTENT</text:span><text:span text:style-name="T7"> </text:span><text:span text:style-name="T8">OF</text:span><text:span text:style-name="T7"> SRS DOCUMENTS</text:span><text:line-break/><text:line-break/><text:span text:style-name="T7"> <text:s text:c="3"/>1. Introduction</text:span><text:line-break/><text:span text:style-name="T7"> <text:s text:c="7"/>1.1 Purpose</text:span><text:line-break/><text:span text:style-name="T7"> <text:s text:c="7"/>1.2 Scope</text:span><text:line-break/><text:span text:style-name="T7"> <text:s text:c="7"/>1.3 Definitions</text:span><text:line-break/><text:line-break/><text:span text:style-name="T7"> <text:s text:c="3"/>2. Overall Description</text:span><text:line-break/><text:span text:style-name="T7"> <text:s text:c="7"/>2.1 Product Perspective</text:span><text:line-break/><text:span text:style-name="T7"> <text:s text:c="7"/>2.2 User Need</text:span><text:line-break/><text:span text:style-name="T7"> <text:s text:c="7"/>2.3 Assumptions and Dependencies</text:span><text:line-break/><text:line-break/><text:span text:style-name="T7"> <text:s text:c="3"/>3. System Features and Requirements</text:span><text:line-break/><text:span text:style-name="T7"> <text:s text:c="7"/>3.1 Functional Requirements</text:span><text:line-break/><text:span text:style-name="T7"> <text:s text:c="7"/>3.2 Nonfunctional Requirements</text:span><text:line-break/><text:line-break/><text:span text:style-name="T7"> <text:s text:c="3"/>4. External Interface Requirements</text:span><text:line-break/><text:span text:style-name="T7"> <text:s text:c="7"/>4.1 Various interfaces for the product could be</text:span><text:line-break/><text:span text:style-name="T7"> <text:s text:c="7"/>4.2 Software Interfaces</text:span><text:line-break/><text:span text:style-name="T7"> <text:s text:c="7"/>4.3 Hardware Interfaces</text:span></text:p>
      <text:p text:style-name="Standard"/>
      <text:p text:style-name="Standard"/>
      <text:p text:style-name="P1"/>
      <text:p text:style-name="Standard"><text:span text:style-name="T5">1. Introduction</text:span><text:span text:style-name="T2"><text:line-break/><text:line-break/></text:span><text:span text:style-name="T5"> <text:s text:c="3"/>1.1 Purpose</text:span><text:span text:style-name="T2"><text:line-break/></text:span><text:span text:style-name="T5"> <text:s text:c="7"/>◦ In over Daily Busy routine life we have lots of important work to do <text:tab/><text:tab/>and sometime we forgot and in solution of the problem I <text:tab/><text:tab/><text:tab/>started My_todo_app project which is useful for Remind task <text:tab/><text:tab/>and also we can check completed task.</text:span><text:span text:style-name="T2"><text:line-break/><text:line-break/></text:span><text:span text:style-name="T5"> <text:s text:c="3"/>1.2 Project Scope</text:span><text:span text:style-name="T2"><text:line-break/></text:span><text:span text:style-name="T5"> <text:s text:c="7"/>◦ This Project is to help enduser to remind their daily task or <text:tab/><text:tab/><text:tab/>Important task, using <text:s/>this project they can</text:span><text:span text:style-name="T2"><text:line-break/></text:span><text:span text:style-name="T5"> <text:s text:c="11"/><text:tab/>check/uncheck this task and also can add new task.</text:span><text:span text:style-name="T2"><text:line-break/><text:line-break/></text:span><text:span text:style-name="T5"> <text:s text:c="3"/>1.3 Definitions</text:span><text:span text:style-name="T2"><text:line-break/></text:span><text:span text:style-name="T5"> <text:s text:c="7"/>◦ in My_todo_app user can add title, description, task-dueDate and <text:tab/>task-priority. user also <text:s/>include notes or even a checklist.</text:span></text:p>
      <text:p text:style-name="P1"><text:soft-page-break/><text:span text:style-name="T7">2. Overall Description:</text:span><text:line-break/><text:line-break/><text:span text:style-name="T7"> <text:s text:c="3"/>2.1 Product Perspective</text:span><text:line-break/><text:span text:style-name="T7"> <text:s text:c="7"/>◦ This product is aimed toward a person who has difficulties for too <text:tab/><text:tab/>many task at a time, and might want a notebook which is <text:tab/><text:tab/><text:tab/>contained in pocket most off the time.</text:span><text:line-break/><text:line-break/><text:span text:style-name="T7"> <text:s text:c="2"/>2.2 User Need</text:span><text:line-break/><text:span text:style-name="T7"> <text:s text:c="7"/>◦ Users should be familiar with the login, register and filters <text:tab/><text:tab/><text:tab/>available on the website.</text:span><text:line-break/><text:line-break/><text:span text:style-name="T7"> <text:s text:c="2"/>2.3 Assumptions and Dependencies</text:span><text:line-break/><text:span text:style-name="T7"> <text:s text:c="7"/>◦ In My_todo_app there multiple way for login which is depends on <text:tab/><text:tab/>other social applications.</text:span><text:line-break/><text:line-break/><text:span text:style-name="T7">3. System Features and Requirements</text:span><text:line-break/><text:line-break/><text:span text:style-name="T7"> <text:s text:c="3"/>3.1 Functional Requirements</text:span><text:line-break/><text:span text:style-name="T7"> <text:s text:c="7"/>• This section provides a requirement overview of the system. <text:tab/><text:tab/><text:tab/>Various functional modules that can be implemented by the <text:tab/><text:tab/>system will be listed below.</text:span><text:line-break/><text:line-break/><text:span text:style-name="T7"> <text:s text:c="7"/>3.1.1 Search bar</text:span><text:line-break/><text:span text:style-name="T7"> <text:s text:c="11"/>• For search particular task in </text:span><text:span text:style-name="T9">todo list</text:span><text:line-break/><text:line-break/><text:span text:style-name="T9"> <text:s text:c="7"/></text:span><text:span text:style-name="T7">3.1.2 Filters</text:span><text:line-break/><text:span text:style-name="T7"> <text:s text:c="11"/>• Users will be provided with Date so he/she can filter task list as <text:tab/><text:tab/>newest to oldest.</text:span><text:line-break/><text:line-break/><text:span text:style-name="T7"> <text:s text:c="3"/>3.2 <text:s/>Non-functional Requirements</text:span><text:line-break/><text:line-break/><text:span text:style-name="T7"> <text:s text:c="7"/>• Faster results with minimum inputs.</text:span><text:line-break/><text:span text:style-name="T7"> <text:s text:c="7"/>• Flexible architecture to add new features without heavy changes.</text:span><text:line-break/><text:line-break/><text:span text:style-name="T7">4. External Interface Requirements</text:span><text:line-break/><text:line-break/><text:span text:style-name="T7"> <text:s text:c="3"/>4.1 Various interfaces for the product could be :</text:span><text:line-break/><text:span text:style-name="T7"> <text:s text:c="7"/>1. Login</text:span><text:line-break/><text:span text:style-name="T7"> <text:s text:c="7"/>2. Register</text:span><text:line-break/><text:span text:style-name="T7"> <text:s text:c="7"/>3. Search with filters</text:span><text:line-break/><text:span text:style-name="T7"> <text:s text:c="7"/>4. Details</text:span><text:line-break/><text:line-break/><text:span text:style-name="T7"> <text:s text:c="3"/>4.2 Software Interfaces :</text:span><text:line-break/><text:span text:style-name="T7"> <text:s text:c="7"/>◦ HTML, CSS, Javascript, Python</text:span><text:line-break/><text:span text:style-name="T7"> <text:s text:c="7"/>◦ Framework :- Django</text:span><text:line-break/><text:span text:style-name="T7"> <text:s text:c="7"/>◦ IDE used PyCharm</text:span><text:line-break/><text:line-break/><text:soft-page-break/><text:span text:style-name="T7"> <text:s text:c="3"/>4.3 Hardware Interfaces :</text:span><text:line-break/><text:span text:style-name="T7"> <text:s text:c="7"/>◦ Good internet connection is enough to get your details.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6:14:31.231029227</meta:creation-date>
    <dc:date>2021-08-19T16:25:35.458197237</dc:date>
    <meta:editing-duration>PT11M2S</meta:editing-duration>
    <meta:editing-cycles>4</meta:editing-cycles>
    <meta:generator>LibreOffice/7.1.5.2$Linux_X86_64 LibreOffice_project/10$Build-2</meta:generator>
    <meta:document-statistic meta:table-count="0" meta:image-count="0" meta:object-count="0" meta:page-count="3" meta:paragraph-count="5" meta:word-count="374" meta:character-count="2761" meta:non-whitespace-character-count="1957"/>
  </office:meta>
</office:document-meta>
</file>